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a7229" officeooo:paragraph-rsid="000a7229"/>
    </style:style>
    <style:style style:name="P2" style:family="paragraph" style:parent-style-name="Standard">
      <style:text-properties officeooo:rsid="0000f409" officeooo:paragraph-rsid="0000f409"/>
    </style:style>
    <style:style style:name="P3" style:family="paragraph" style:parent-style-name="Standard">
      <style:text-properties officeooo:paragraph-rsid="0000f409"/>
    </style:style>
    <style:style style:name="P4" style:family="paragraph" style:parent-style-name="Standard">
      <style:text-properties officeooo:rsid="0002941c" officeooo:paragraph-rsid="0000f409"/>
    </style:style>
    <style:style style:name="P5" style:family="paragraph" style:parent-style-name="Standard">
      <style:text-properties officeooo:rsid="00057355" officeooo:paragraph-rsid="00057355"/>
    </style:style>
    <style:style style:name="P6" style:family="paragraph" style:parent-style-name="Standard">
      <style:text-properties officeooo:rsid="000888df" officeooo:paragraph-rsid="000888df"/>
    </style:style>
    <style:style style:name="P7" style:family="paragraph" style:parent-style-name="Standard">
      <style:text-properties officeooo:rsid="000a7229" officeooo:paragraph-rsid="000a7229"/>
    </style:style>
    <style:style style:name="P8" style:family="paragraph" style:parent-style-name="Standard">
      <style:text-properties officeooo:rsid="000888df" officeooo:paragraph-rsid="000888df"/>
    </style:style>
    <style:style style:name="P9" style:family="paragraph" style:parent-style-name="Standard">
      <style:text-properties officeooo:rsid="0011934f" officeooo:paragraph-rsid="0011934f"/>
    </style:style>
    <style:style style:name="P10" style:family="paragraph" style:parent-style-name="Standard">
      <style:text-properties officeooo:rsid="000a7229" officeooo:paragraph-rsid="0011934f"/>
    </style:style>
    <style:style style:name="P11" style:family="paragraph" style:parent-style-name="Standard">
      <style:text-properties officeooo:paragraph-rsid="000a7229"/>
    </style:style>
    <style:style style:name="T1" style:family="text">
      <style:text-properties officeooo:rsid="0000f409"/>
    </style:style>
    <style:style style:name="T2" style:family="text">
      <style:text-properties officeooo:rsid="0002941c"/>
    </style:style>
    <style:style style:name="T3" style:family="text">
      <style:text-properties officeooo:rsid="0006f9bb"/>
    </style:style>
    <style:style style:name="T4" style:family="text">
      <style:text-properties officeooo:rsid="0011934f"/>
    </style:style>
    <style:style style:name="T5" style:family="text">
      <style:text-properties officeooo:rsid="001337f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<text:span text:style-name="T1">논문 </text:span>https://arxiv.org/abs/2005.09093에 따르면, 학습에 사용된 하위 <text:span text:style-name="T1">30%의 언어들은 오히려 pretraining을 하지 않는 것이 더 좋은 결과를 낸다. 즉, mBERT에서 low-resource language는 그 효과가 잘 발현되지 않는다는 의미이다.</text:span></text:p>
      <text:p text:style-name="P3"/>
      <text:p text:style-name="P3"/>
      <text:p text:style-name="P2">하위 언어들:</text:p>
      <text:p text:style-name="P2"/>
      <text:p text:style-name="P2">언어/어족/통사어순</text:p>
      <text:p text:style-name="P2"/>
      <text:p text:style-name="P2">요루바어(<text:span text:style-name="T2">Y</text:span>oruba)/니제르콩고/SVO</text:p>
      <text:p text:style-name="P2"><text:a xlink:type="simple" xlink:href="https://www.freelang.net/dictionary/yoruba.php#download" text:style-name="Internet_20_link" text:visited-style-name="Visited_20_Internet_20_Link">https://www.freelang.net/dictionary/yoruba.php#download</text:a></text:p>
      <text:p text:style-name="P4"/>
      <text:p text:style-name="P4">추바시어(Chuvash)//SOV</text:p>
      <text:p text:style-name="P4">http://samahsar.blogspot.com/p/chuvash-english-dictionary_21.html</text:p>
      <text:p text:style-name="P4"/>
      <text:p text:style-name="P5">말라가시어(Malagasy) //VOS</text:p>
      <text:p text:style-name="P5"><text:a xlink:type="simple" xlink:href="http://malagasyword.org/bins/alphaLists?lang=en&amp;range=a" text:style-name="Internet_20_link" text:visited-style-name="Visited_20_Internet_20_Link">http://malagasyword.org/bins/alphaLists?lang=enAragonese&amp;range=a</text:a> <text:span text:style-name="T3">(크롤링 필요)</text:span></text:p>
      <text:p text:style-name="P5"/>
      <text:p text:style-name="P6">몽골어(Mongolian) // SOV</text:p>
      <text:p text:style-name="P6"/>
      <text:p text:style-name="P6"/>
      <text:p text:style-name="P9">!!문제!! TEST SET을 구할수가 없다!!!!</text:p>
      <text:p text:style-name="P9"/>
      <text:p text:style-name="P9">- NER로 변경할까?</text:p>
      <text:p text:style-name="P10">- <text:span text:style-name="T4">CoSDA-ml에서 NER도 잘 돌아갈까?</text:span></text:p>
      <text:p text:style-name="P10">- NER 자체가 CoSDA-ml이 다룬 태스크들과는 성격 다르다. (조금 더 low-level이며 비교적 context의 영향이 적다)</text:p>
      <text:p text:style-name="P11"/>
      <text:p text:style-name="P11"/>
      <text:p text:style-name="P11"><text:span text:style-name="T5">&lt;</text:span>아이디어 재정리<text:span text:style-name="T5">&gt;</text:span></text:p>
      <text:p text:style-name="P11"/>
      <text:p text:style-name="Text_20_body">(1) low - resource language에의 적용 -&gt; 어려울 것 같음 (테스트 셋의 한계)</text:p>
      <text:p text:style-name="Text_20_body">(2) code switching시 언어를 언어간 거리(통사적 유사도)에 따라 진행하여 code switching의 성능 높여보기</text:p>
      <text:p text:style-name="Text_20_body">(3) (추가) CoSDA-ml을 NER에 적용해보고 Low-resource language에 적용해보기</text:p>
      <text:p text:style-name="Text_20_body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2:00:34.626844402</meta:creation-date>
    <dc:date>2021-11-10T17:18:54.855432139</dc:date>
    <meta:editing-duration>PT3H2M37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88" meta:character-count="788" meta:non-whitespace-character-count="700"/>
  </office:meta>
</office:document-meta>
</file>